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286cm" fo:min-width="3.566cm" loext:decorative="false"/>
      <style:paragraph-properties style:writing-mode="lr-tb"/>
    </style:style>
    <style:style style:name="gr2" style:family="graphic" style:parent-style-name="objectwithoutfill">
      <style:graphic-properties draw:marker-end="Extrémités_20_de_20_flèche_20_1" draw:marker-end-width="0.3cm" svg:stroke-linecap="round" draw:fill="none" draw:textarea-vertical-align="middle" loext:decorative="false"/>
    </style:style>
    <style:style style:name="gr3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Extrémités_20_de_20_flèche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Extrémités_20_de_20_flèche_20_4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5cm" svg:x="7.5cm" svg:y="3.75cm">
          <text:p text:style-name="P1">App task 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5.75cm" svg:height="5cm" svg:x="6.75cm" svg:y="23cm">
          <text:p text:style-name="P1">App task service ta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5.75cm" svg:height="5cm" svg:x="7.5cm" svg:y="13cm">
          <text:p text:style-name="P1">App task wait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0.375cm" svg:y1="8.75cm" svg:x2="10.375cm" svg:y2="13cm" draw:start-shape="id1" draw:start-glue-point="8" draw:end-shape="id2" draw:end-glue-point="4" svg:d="M10375 8750v4250" svg:viewBox="0 0 1 4251">
          <text:p/>
        </draw:connector>
        <draw:custom-shape draw:style-name="gr1" draw:text-style-name="P2" draw:layer="layout" svg:width="5.75cm" svg:height="5cm" svg:x="13.75cm" svg:y="16.5cm">
          <text:p text:style-name="P1">Prend les échantill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3.25cm" svg:y1="15.75cm" svg:x2="16.25cm" svg:y2="16.5cm">
          <text:p/>
        </draw:line>
        <draw:line draw:style-name="gr4" draw:text-style-name="P2" draw:layer="layout" svg:x1="13.75cm" svg:y1="19cm" svg:x2="12cm" svg:y2="17.5cm">
          <text:p/>
        </draw:line>
        <draw:line draw:style-name="gr5" draw:text-style-name="P2" draw:layer="layout" svg:x1="15cm" svg:y1="21.25cm" svg:x2="12cm" svg:y2="24.25cm">
          <text:p text:style-name="P1"><text:span text:style-name="T1"/></text:p>
        </draw:line>
        <draw:connector draw:style-name="gr6" draw:text-style-name="P2" draw:layer="layout" draw:line-skew="-2.999cm" svg:x1="6.75cm" svg:y1="25.5cm" svg:x2="7.5cm" svg:y2="15.5cm" draw:start-shape="id3" draw:start-glue-point="6" draw:end-shape="id2" draw:end-glue-point="6" svg:d="M6750 25500h-3500v-10000h4250" svg:viewBox="0 0 4251 10001">
          <text:p/>
        </draw:connector>
        <draw:frame draw:style-name="gr7" draw:text-style-name="P4" draw:layer="layout" svg:width="4.75cm" svg:height="2.015cm" svg:x="12.5cm" svg:y="22.985cm">
          <draw:text-box>
            <text:p text:style-name="P3"><text:span text:style-name="T1">Quand tous</text:span></text:p>
            <text:p text:style-name="P3"><text:span text:style-name="T1"><text:s/></text:span><text:span text:style-name="T1">les échantillons</text:span></text:p>
            <text:p text:style-name="P3"><text:span text:style-name="T1"><text:s/></text:span><text:span text:style-name="T1">sont pri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8T09:25:56.146000000</meta:creation-date>
    <dc:date>2024-09-18T09:31:31.207000000</dc:date>
    <meta:editing-duration>PT5M35S</meta:editing-duration>
    <meta:editing-cycles>1</meta:editing-cycles>
    <meta:generator>LibreOffice/7.6.7.2$Windows_X86_64 LibreOffice_project/dd47e4b30cb7dab30588d6c79c651f218165e3c5</meta:generator>
    <meta:document-statistic meta:object-count="10"/>
  </office:meta>
</office:document-meta>
</file>